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/>
    </style:style>
    <style:style style:name="ce3" style:family="table-cell" style:parent-style-name="Default" style:data-style-name="N38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4.25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6.6280000000000001" table:style-name="ce2">
            <text:p>$6,63</text:p>
          </table:table-cell>
          <table:table-cell office:value-type="date" office:date-value="2000-10-22T00:00:00" table:style-name="ce3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currency" office:value="284.57690000000002" table:style-name="ce2">
            <text:p>$284,58</text:p>
          </table:table-cell>
          <table:table-cell office:value-type="date" office:date-value="2002-03-11T00:00:00" table:style-name="ce3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currency" office:value="159.4462" table:style-name="ce2">
            <text:p>$159,45</text:p>
          </table:table-cell>
          <table:table-cell office:value-type="date" office:date-value="2002-05-26T00:00:00" table:style-name="ce3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currency" office:value="93.469399999999993" table:style-name="ce2">
            <text:p>$93,47</text:p>
          </table:table-cell>
          <table:table-cell office:value-type="date" office:date-value="2000-03-20T00:00:00" table:style-name="ce3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currency" office:value="60" table:style-name="ce2">
            <text:p>$60,00</text:p>
          </table:table-cell>
          <table:table-cell office:value-type="date" office:date-value="2000-09-13T00:00:00" table:style-name="ce3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currency" office:value="30.204499999999999" table:style-name="ce2">
            <text:p>$30,20</text:p>
          </table:table-cell>
          <table:table-cell office:value-type="date" office:date-value="2001-03-23T00:00:00" table:style-name="ce3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currency" office:value="103.3356" table:style-name="ce2">
            <text:p>$103,34</text:p>
          </table:table-cell>
          <table:table-cell office:value-type="date" office:date-value="2000-04-11T00:00:00" table:style-name="ce3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currency" office:value="174.23099999999999" table:style-name="ce2">
            <text:p>$174,23</text:p>
          </table:table-cell>
          <table:table-cell office:value-type="date" office:date-value="2000-01-10T00:00:00" table:style-name="ce3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currency" office:value="442.5444" table:style-name="ce2">
            <text:p>$442,54</text:p>
          </table:table-cell>
          <table:table-cell office:value-type="date" office:date-value="2002-09-24T00:00:00" table:style-name="ce3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currency" office:value="168.42529999999999" table:style-name="ce2">
            <text:p>$168,43</text:p>
          </table:table-cell>
          <table:table-cell office:value-type="date" office:date-value="2000-02-04T00:00:00" table:style-name="ce3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currency" office:value="24.398599999999998" table:style-name="ce2">
            <text:p>$24,40</text:p>
          </table:table-cell>
          <table:table-cell office:value-type="date" office:date-value="2001-05-23T00:00:00" table:style-name="ce3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currency" office:value="67.130600000000001" table:style-name="ce2">
            <text:p>$67,13</text:p>
          </table:table-cell>
          <table:table-cell office:value-type="date" office:date-value="2002-08-11T00:00:00" table:style-name="ce3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currency" office:value="1505.3766000000001" table:style-name="ce2">
            <text:p>$1.505,38</text:p>
          </table:table-cell>
          <table:table-cell office:value-type="date" office:date-value="2001-07-03T00:00:00" table:style-name="ce3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currency" office:value="54.091099999999997" table:style-name="ce2">
            <text:p>$54,09</text:p>
          </table:table-cell>
          <table:table-cell office:value-type="date" office:date-value="2000-06-07T00:00:00" table:style-name="ce3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currency" office:value="6.7362000000000002" table:style-name="ce2">
            <text:p>$6,74</text:p>
          </table:table-cell>
          <table:table-cell office:value-type="date" office:date-value="2000-04-17T00:00:00" table:style-name="ce3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currency" office:value="105.05929999999999" table:style-name="ce2">
            <text:p>$105,06</text:p>
          </table:table-cell>
          <table:table-cell office:value-type="date" office:date-value="2001-01-04T00:00:00" table:style-name="ce3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currency" office:value="46.734699999999997" table:style-name="ce2">
            <text:p>$46,73</text:p>
          </table:table-cell>
          <table:table-cell office:value-type="date" office:date-value="2001-02-02T00:00:00" table:style-name="ce3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currency" office:value="101.0566" table:style-name="ce2">
            <text:p>$101,06</text:p>
          </table:table-cell>
          <table:table-cell office:value-type="date" office:date-value="2000-03-18T00:00:00" table:style-name="ce3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currency" office:value="43.272799999999997" table:style-name="ce2">
            <text:p>$43,27</text:p>
          </table:table-cell>
          <table:table-cell office:value-type="date" office:date-value="2001-01-15T00:00:00" table:style-name="ce3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currency" office:value="19.7468" table:style-name="ce2">
            <text:p>$19,75</text:p>
          </table:table-cell>
          <table:table-cell office:value-type="date" office:date-value="2001-07-02T00:00:00" table:style-name="ce3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currency" office:value="11.395200000000001" table:style-name="ce2">
            <text:p>$11,40</text:p>
          </table:table-cell>
          <table:table-cell office:value-type="date" office:date-value="2001-09-04T00:00:00" table:style-name="ce3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currency" office:value="522.69299999999998" table:style-name="ce2">
            <text:p>$522,69</text:p>
          </table:table-cell>
          <table:table-cell office:value-type="date" office:date-value="2001-07-10T00:00:00" table:style-name="ce3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currency" office:value="111.64400000000001" table:style-name="ce2">
            <text:p>$111,64</text:p>
          </table:table-cell>
          <table:table-cell office:value-type="date" office:date-value="2000-11-11T00:00:00" table:style-name="ce3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currency" office:value="75.273099999999999" table:style-name="ce2">
            <text:p>$75,27</text:p>
          </table:table-cell>
          <table:table-cell office:value-type="date" office:date-value="2001-06-25T00:00:00" table:style-name="ce3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currency" office:value="143.702" table:style-name="ce2">
            <text:p>$143,70</text:p>
          </table:table-cell>
          <table:table-cell office:value-type="date" office:date-value="2000-11-25T00:00:00" table:style-name="ce3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currency" office:value="500000" table:style-name="ce2">
            <text:p>$500.000,00</text:p>
          </table:table-cell>
          <table:table-cell office:value-type="date" office:date-value="2002-04-05T00:00:00" table:style-name="ce3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currency" office:value="43.914700000000003" table:style-name="ce2">
            <text:p>$43,91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currency" office:value="360.0736" table:style-name="ce2">
            <text:p>$360,07</text:p>
          </table:table-cell>
          <table:table-cell office:value-type="date" office:date-value="2001-05-03T00:00:00" table:style-name="ce3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9.0584000000000007" table:style-name="ce2">
            <text:p>$9,06</text:p>
          </table:table-cell>
          <table:table-cell office:value-type="date" office:date-value="2002-02-20T00:00:00" table:style-name="ce3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currency" office:value="57.25" table:style-name="ce2">
            <text:p>$57,25</text:p>
          </table:table-cell>
          <table:table-cell office:value-type="date" office:date-value="2001-04-15T00:00:00" table:style-name="ce3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currency" office:value="439.1764" table:style-name="ce2">
            <text:p>$439,18</text:p>
          </table:table-cell>
          <table:table-cell office:value-type="date" office:date-value="2002-01-03T00:00:00" table:style-name="ce3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currency" office:value="29.043399999999998" table:style-name="ce2">
            <text:p>$29,04</text:p>
          </table:table-cell>
          <table:table-cell office:value-type="date" office:date-value="2000-02-23T00:00:00" table:style-name="ce3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currency" office:value="39.760599999999997" table:style-name="ce2">
            <text:p>$39,76</text:p>
          </table:table-cell>
          <table:table-cell office:value-type="date" office:date-value="2001-05-27T00:00:00" table:style-name="ce3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currency" office:value="22.069199999999999" table:style-name="ce2">
            <text:p>$22,07</text:p>
          </table:table-cell>
          <table:table-cell office:value-type="date" office:date-value="2002-08-10T00:00:00" table:style-name="ce3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currency" office:value="15.095000000000001" table:style-name="ce2">
            <text:p>$15,10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currency" office:value="4.3273000000000001" table:style-name="ce2">
            <text:p>$4,33</text:p>
          </table:table-cell>
          <table:table-cell office:value-type="date" office:date-value="2002-05-12T00:00:00" table:style-name="ce3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currency" office:value="270" table:style-name="ce2">
            <text:p>$270,00</text:p>
          </table:table-cell>
          <table:table-cell office:value-type="date" office:date-value="2000-02-14T00:00:00" table:style-name="ce3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currency" office:value="127.7704" table:style-name="ce2">
            <text:p>$127,77</text:p>
          </table:table-cell>
          <table:table-cell office:value-type="date" office:date-value="2002-09-02T00:00:00" table:style-name="ce3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currency" office:value="144" table:style-name="ce2">
            <text:p>$144,00</text:p>
          </table:table-cell>
          <table:table-cell office:value-type="date" office:date-value="2002-05-05T00:00:00" table:style-name="ce3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currency" office:value="21.6" table:style-name="ce2">
            <text:p>$21,60</text:p>
          </table:table-cell>
          <table:table-cell office:value-type="date" office:date-value="2002-02-02T00:00:00" table:style-name="ce3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decimal-places="2" number:min-integer-digits="1" number:grouping="true"/>
    </number:currency-style>
    <number:date-style style:name="N38P0">
      <number:year number:style="long"/>
      <number:text>-</number:text>
      <number:month number:style="long"/>
      <number:text>-</number:text>
      <number:day number:style="long"/>
    </number:date-style>
    <number:text-style style:name="N38">
      <number:text-content/>
      <style:map style:condition="value()&gt;=0" style:apply-style-name="N38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Shintesu</meta:initial-creator>
    <dc:creator>CEDEÑO ZAMBRANO LEISBERTH ANDRES</dc:creator>
    <meta:creation-date>2025-11-07T21:55:43Z</meta:creation-date>
    <dc:date>2025-11-08T21:07:16Z</dc:date>
  </office:meta>
</office:document-meta>
</file>